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left" draw:textarea-vertical-align="middle" draw:auto-grow-height="false" fo:min-height="25.52cm" fo:min-width="19.203cm" style:writing-mode="lr-tb" loext:decorative="false"/>
      <style:paragraph-properties style:writing-mode="lr-tb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1.972cm" fo:min-width="5.85cm" style:writing-mode="lr-tb" loext:decorative="false"/>
      <style:paragraph-properties style:writing-mode="lr-tb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0.35cm" fo:min-width="2.359cm" style:writing-mode="lr-tb" loext:decorative="false"/>
      <style:paragraph-properties style:writing-mode="lr-tb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2.593cm" fo:min-width="2.677cm" loext:decorative="fals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0.35cm" fo:min-width="15.377cm" style:writing-mode="lr-tb" loext:decorative="false"/>
      <style:paragraph-properties style:writing-mode="lr-tb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1.977cm" fo:min-width="1.722cm" style:writing-mode="lr-tb" loext:decorative="false"/>
      <style:paragraph-properties style:writing-mode="lr-tb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1.326cm" fo:min-width="0.138cm" style:writing-mode="lr-tb" loext:decorative="false"/>
      <style:paragraph-properties style:writing-mode="lr-tb"/>
    </style:style>
    <style:style style:name="gr8" style:family="graphic" style:parent-style-name="standard">
      <style:graphic-properties draw:fill="solid" draw:fill-color="#ffffff" draw:textarea-horizontal-align="left" draw:textarea-vertical-align="middle" draw:auto-grow-height="false" fo:min-height="2.593cm" fo:min-width="2.677cm" style:writing-mode="lr-tb" loext:decorative="false"/>
      <style:paragraph-properties style:writing-mode="lr-tb"/>
    </style:style>
    <style:style style:name="gr9" style:family="graphic" style:parent-style-name="standard">
      <style:graphic-properties draw:fill="solid" draw:fill-color="#ffffff" draw:textarea-vertical-align="middle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6cm" loext:decorative="false"/>
      <style:paragraph-properties style:writing-mode="lr-tb"/>
    </style:style>
    <style:style style:name="gr11" style:family="graphic" style:parent-style-name="standard">
      <style:graphic-properties draw:fill="solid" draw:fill-color="#ffffff" draw:textarea-horizontal-align="left" draw:textarea-vertical-align="middle" draw:auto-grow-height="false" fo:min-height="2.593cm" fo:min-width="2.992cm" style:writing-mode="lr-tb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ff"/>
      <style:paragraph-properties fo:text-align="start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 style:writing-mode="lr-tb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measurelines" svg:width="19.703cm" svg:height="25.77cm" draw:transform="skewX (0.011693705988362) rotate (0.0108210413623648) translate (1.005cm 1.158cm)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6.35cm" svg:height="2.222cm" svg:x="1cm" svg:y="1cm">
          <text:p text:style-name="P3">Closet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859cm" svg:height="0.6cm" draw:transform="skewX (0.011693705988362) rotate (0.0108210413623648) translate (17.508cm 1.035cm)">
          <text:p text:style-name="P3"><text:span text:style-name="T2">MAN DOO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77cm" svg:height="2.843cm" draw:transform="skewX (0.011693705988362) rotate (0.0108210413623648) translate (17.512cm 1.669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5.877cm" svg:height="0.6cm" draw:transform="skewX (0.011693705988362) rotate (0.0108210413623648) translate (3.223cm 26.752cm)">
          <text:p text:style-name="P3">Overhead Door</text:p>
          <draw:enhanced-geometry svg:viewBox="0 0 21600 21600" draw:type="rectangle" draw:enhanced-path="M 0 0 L 21600 0 21600 21600 0 21600 0 0 Z N"/>
        </draw:custom-shape>
        <draw:custom-shape draw:style-name="gr6" draw:text-style-name="P4" xml:id="id3" draw:id="id3" draw:layer="layout" svg:width="2.222cm" svg:height="2.227cm" draw:transform="skewX (0.011693705988362) rotate (0.0108210413623648) translate (9.89cm 14.041cm)">
          <text:p text:style-name="P3"><text:span text:style-name="T2">Opener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4" draw:id="id4" draw:layer="layout" svg:width="0.638cm" svg:height="1.576cm" draw:transform="skewX (0.011693705988362) rotate (0.0108210413623648) translate (6.713cm 3.237cm)">
          <text:p text:style-name="P3"><text:span text:style-name="T3">LED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1" draw:id="id1" draw:layer="layout" svg:width="3.177cm" svg:height="2.843cm" draw:transform="skewX (0.011693705988362) rotate (0.0108210413623648) translate (18.464cm 23.239cm)">
          <text:p text:style-name="P1"><text:span text:style-name="T1">5VDC</text:span></text:p>
          <text:p text:style-name="P1"><text:span text:style-name="T1">GND</text:span></text:p>
          <text:p text:style-name="P1"><text:span text:style-name="T1">LDR2450 TX</text:span></text:p>
          <text:p text:style-name="P1"><text:span text:style-name="T1">LDR2450RX</text:span></text:p>
          <text:p text:style-name="P1"><text:span text:style-name="T1">HESA</text:span></text:p>
          <text:p text:style-name="P1"><text:span text:style-name="T1">HESB </text:span></text:p>
          <text:p text:style-name="P1"><text:span text:style-name="T1">OH Door Relay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8.462cm" svg:y1="24.661cm" svg:x2="12.749cm" svg:y2="10.97cm" draw:start-shape="id1" draw:start-glue-point="3" draw:end-shape="id2" draw:end-glue-point="1" svg:d="M18462 24661h-2857v-13691h-2856" svg:viewBox="0 0 5714 13692">
          <text:p/>
        </draw:connector>
        <draw:connector draw:style-name="gr9" draw:text-style-name="P5" draw:layer="layout" svg:x1="11cm" svg:y1="12.43cm" svg:x2="11.001cm" svg:y2="14.017cm" draw:start-shape="id2" draw:start-glue-point="2" draw:end-shape="id3" draw:end-glue-point="0" svg:d="M11000 12430v793h1v794" svg:viewBox="0 0 2 1588">
          <text:p/>
        </draw:connector>
        <draw:connector draw:style-name="gr9" draw:text-style-name="P5" draw:layer="layout" svg:x1="9.255cm" svg:y1="11.009cm" svg:x2="7.031cm" svg:y2="4.813cm" draw:start-shape="id2" draw:start-glue-point="3" draw:end-shape="id4" draw:end-glue-point="2" svg:d="M9255 11009h-2224v-6196" svg:viewBox="0 0 2225 6197">
          <text:p/>
        </draw:connector>
        <draw:frame draw:style-name="gr10" draw:text-style-name="P6" draw:layer="layout" svg:width="2.196cm" svg:height="0.962cm" svg:x="15.949cm" svg:y="19.097cm">
          <draw:text-box>
            <text:p>7 wire</text:p>
          </draw:text-box>
        </draw:frame>
        <draw:frame draw:style-name="gr10" draw:text-style-name="P6" draw:layer="layout" svg:width="2.196cm" svg:height="0.962cm" svg:x="15.949cm" svg:y="19.097cm">
          <draw:text-box>
            <text:p>7 wire</text:p>
          </draw:text-box>
        </draw:frame>
        <draw:frame draw:style-name="gr10" draw:text-style-name="P6" draw:layer="layout" svg:width="2.196cm" svg:height="0.962cm" svg:x="7.35cm" svg:y="5.127cm">
          <draw:text-box>
            <text:p>5 wire</text:p>
          </draw:text-box>
        </draw:frame>
        <draw:custom-shape draw:style-name="gr11" draw:text-style-name="P2" xml:id="id2" draw:id="id2" draw:layer="layout" svg:width="3.492cm" svg:height="2.843cm" draw:transform="skewX (0.011693705988362) rotate (0.0108210413623648) translate (9.257cm 9.587cm)">
          <text:p text:style-name="P1"><text:span text:style-name="T1">ECPC6</text:span></text:p>
          <text:p text:style-name="P1"><text:span text:style-name="T1">Man Door Relay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102cm" svg:stroke-color="#000000" draw:marker-start-width="0.356cm" draw:marker-start-center="false" draw:marker-end-width="0.356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4T13:27:54.955220000</meta:creation-date>
    <dc:date>2026-01-24T14:49:48.076174000</dc:date>
    <meta:editing-duration>PT1H8M42S</meta:editing-duration>
    <meta:editing-cycles>6</meta:editing-cycles>
    <meta:generator>LibreOffice/25.8.4.2$MacOSX_AARCH64 LibreOffice_project/290daaa01b999472f0c7a3890eb6a550fd74c6df</meta:generator>
    <meta:document-statistic meta:object-count="15"/>
  </office:meta>
</office:document-meta>
</file>